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2.878cm" fo:min-width="0cm"/>
    </style:style>
    <style:style style:name="gr2" style:family="graphic" style:parent-style-name="standard">
      <style:graphic-properties draw:stroke="none" svg:stroke-color="#000000" draw:fill="none" draw:fill-color="#e6e6e6" draw:textarea-horizontal-align="left" draw:auto-grow-height="true" draw:auto-grow-width="false" fo:min-height="2.878cm" fo:min-width="0cm"/>
    </style:style>
    <style:style style:name="gr3" style:family="graphic" style:parent-style-name="standard">
      <style:graphic-properties svg:stroke-opacity="50%" draw:fill-color="#ffffff" draw:opacity="40%" fo:min-height="0cm" fo:min-width="0cm"/>
    </style:style>
    <style:style style:name="gr4" style:family="graphic" style:parent-style-name="objectwithoutfill">
      <style:graphic-properties draw:stroke="solid" svg:stroke-width="0.102cm" svg:stroke-color="#b3b3b3" draw:marker-start-width="0.351cm" draw:marker-end="Arrow" draw:marker-end-width="0.451cm" draw:fill="none" draw:textarea-vertical-align="middle" fo:padding-top="0.174cm" fo:padding-bottom="0.174cm" fo:padding-left="0.299cm" fo:padding-right="0.299cm"/>
    </style:style>
    <style:style style:name="gr5" style:family="graphic" style:parent-style-name="standard">
      <style:graphic-properties draw:stroke="none" svg:stroke-width="0.152cm" svg:stroke-color="#0000ff" draw:fill="none" draw:textarea-horizontal-align="justify" draw:textarea-vertical-align="middle" draw:auto-grow-height="false" fo:min-height="0.919cm" fo:min-width="0.669cm"/>
    </style:style>
    <style:style style:name="gr6" style:family="graphic" style:parent-style-name="standard">
      <style:graphic-properties draw:stroke="solid" svg:stroke-width="0.152cm" svg:stroke-color="#cccccc" draw:fill="solid" draw:fill-color="#ffffff" draw:textarea-horizontal-align="justify" draw:textarea-vertical-align="middle" draw:auto-grow-height="false" fo:min-height="1.155cm" fo:min-width="0.905cm"/>
    </style:style>
    <style:style style:name="P1" style:family="paragraph">
      <style:text-properties style:font-name="Droid Sans Mono" fo:font-size="10pt" style:font-size-asian="10pt" style:font-size-complex="10pt"/>
    </style:style>
    <style:style style:name="P2" style:family="paragraph">
      <style:text-properties style:font-name="Droid Sans Mono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938cm" svg:height="3.128cm" svg:x="8.824cm" svg:y="2.395cm">
            <draw:text-box>
              <text:p text:style-name="P2"><text:span text:style-name="T1"/></text:p>
            </draw:text-box>
          </draw:frame>
          <draw:frame draw:style-name="gr1" draw:text-style-name="P1" draw:layer="layout" svg:width="7.938cm" svg:height="3.128cm" svg:x="8.824cm" svg:y="6.107cm">
            <draw:text-box>
              <text:p text:style-name="P2"><text:span text:style-name="T1"/></text:p>
            </draw:text-box>
          </draw:frame>
          <draw:frame draw:style-name="gr1" draw:text-style-name="P1" draw:layer="layout" svg:width="7.938cm" svg:height="3.128cm" svg:x="8.824cm" svg:y="9.818cm">
            <draw:text-box>
              <text:p text:style-name="P2"><text:span text:style-name="T1"/></text:p>
            </draw:text-box>
          </draw:frame>
          <draw:frame draw:style-name="gr1" draw:text-style-name="P1" draw:layer="layout" svg:width="7.938cm" svg:height="3.128cm" svg:x="8.824cm" svg:y="13.53cm">
            <draw:text-box>
              <text:p text:style-name="P2"><text:span text:style-name="T1"/></text:p>
            </draw:text-box>
          </draw:frame>
        </draw:g>
        <draw:g>
          <draw:frame draw:style-name="gr2" draw:text-style-name="P1" draw:layer="layout" svg:width="7.938cm" svg:height="3.128cm" svg:x="8.824cm" svg:y="2.394cm">
            <draw:text-box>
              <text:p text:style-name="P2"><text:span text:style-name="T1">#include &lt;stdio.h&gt;</text:span></text:p>
              <text:p text:style-name="P2"><text:span text:style-name="T1">#define MENSAJE "Hola, gente!\n"</text:span></text:p>
              <text:p text:style-name="P2"><text:span text:style-name="T1">#define IMPRIMIR(x) printf(x)</text:span></text:p>
              <text:p text:style-name="P2"><text:span text:style-name="T1">main()</text:span></text:p>
              <text:p text:style-name="P2"><text:span text:style-name="T1">{</text:span></text:p>
              <text:p text:style-name="P2"><text:span text:style-name="T1"><text:tab/></text:span><text:span text:style-name="T1">IMPRIMIR(MENSAJE);</text:span></text:p>
              <text:p text:style-name="P2"><text:span text:style-name="T1">}</text:span></text:p>
            </draw:text-box>
          </draw:frame>
          <draw:frame draw:style-name="gr2" draw:text-style-name="P1" draw:layer="layout" svg:width="7.938cm" svg:height="3.128cm" svg:x="8.824cm" svg:y="6.106cm">
            <draw:text-box>
              <text:p text:style-name="P2"><text:span text:style-name="T1">... declaraciones en stdio.h ...</text:span></text:p>
              <text:p text:style-name="P2"><text:span text:style-name="T1">#define MENSAJE "Hola, gente!\n"</text:span></text:p>
              <text:p text:style-name="P2"><text:span text:style-name="T1">#define IMPRIMIR(x) printf(x)</text:span></text:p>
              <text:p text:style-name="P2"><text:span text:style-name="T1">main()</text:span></text:p>
              <text:p text:style-name="P2"><text:span text:style-name="T1">{</text:span></text:p>
              <text:p text:style-name="P2"><text:span text:style-name="T1"><text:tab/></text:span><text:span text:style-name="T1">IMPRIMIR(MENSAJE);</text:span></text:p>
              <text:p text:style-name="P2"><text:span text:style-name="T1">}</text:span></text:p>
            </draw:text-box>
          </draw:frame>
          <draw:frame draw:style-name="gr2" draw:text-style-name="P1" draw:layer="layout" svg:width="7.938cm" svg:height="3.128cm" svg:x="8.824cm" svg:y="9.817cm">
            <draw:text-box>
              <text:p text:style-name="P2"><text:span text:style-name="T1">... declaraciones en stdio.h ...</text:span></text:p>
              <text:p text:style-name="P2"><text:span text:style-name="T1"/></text:p>
              <text:p text:style-name="P2"><text:span text:style-name="T1">#define IMPRIMIR(x)</text:span><text:span text:style-name="T1"><text:tab/></text:span><text:span text:style-name="T1">printf(x)</text:span></text:p>
              <text:p text:style-name="P2"><text:span text:style-name="T1">main()</text:span></text:p>
              <text:p text:style-name="P2"><text:span text:style-name="T1">{</text:span></text:p>
              <text:p text:style-name="P2"><text:span text:style-name="T1"><text:tab/></text:span><text:span text:style-name="T1">IMPRIMIR("Hola, gente!\n");</text:span></text:p>
              <text:p text:style-name="P2"><text:span text:style-name="T1">}</text:span></text:p>
            </draw:text-box>
          </draw:frame>
          <draw:frame draw:style-name="gr2" draw:text-style-name="P1" draw:layer="layout" svg:width="7.938cm" svg:height="3.128cm" svg:x="8.824cm" svg:y="13.529cm">
            <draw:text-box>
              <text:p text:style-name="P2"><text:span text:style-name="T1">... declaraciones en stdio.h ...</text:span></text:p>
              <text:p text:style-name="P2"><text:span text:style-name="T1"/></text:p>
              <text:p text:style-name="P2"><text:span text:style-name="T1"/></text:p>
              <text:p text:style-name="P2"><text:span text:style-name="T1">main()</text:span></text:p>
              <text:p text:style-name="P2"><text:span text:style-name="T1">{</text:span></text:p>
              <text:p text:style-name="P2"><text:span text:style-name="T1"><text:tab/></text:span><text:span text:style-name="T1">printf("Hola, gente!\n");</text:span></text:p>
              <text:p text:style-name="P2"><text:span text:style-name="T1">}</text:span></text:p>
            </draw:text-box>
          </draw:frame>
        </draw:g>
        <draw:g>
          <draw:custom-shape draw:style-name="gr3" xml:id="id1" draw:id="id1" draw:layer="layout" svg:width="4.177cm" svg:height="0.437cm" svg:x="8.858cm" svg:y="2.5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xml:id="id2" draw:id="id2" draw:layer="layout" svg:width="7.2cm" svg:height="0.405cm" svg:x="8.764cm" svg:y="6.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xml:id="id3" draw:id="id3" draw:layer="layout" svg:width="7.309cm" svg:height="0.385cm" svg:x="8.896cm" svg:y="6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xml:id="id4" draw:id="id4" draw:layer="layout" svg:width="3.61cm" svg:height="0.437cm" svg:x="12.192cm" svg:y="11.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xml:id="id5" draw:id="id5" draw:layer="layout" svg:width="7.333cm" svg:height="0.437cm" svg:x="8.82cm" svg:y="10.7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xml:id="id6" draw:id="id6" draw:layer="layout" svg:width="5.451cm" svg:height="0.437cm" svg:x="10.191cm" svg:y="15.6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" draw:text-style-name="P3" draw:layer="layout" draw:line-skew="-0.604cm" svg:x1="8.858cm" svg:y1="2.719cm" svg:x2="8.764cm" svg:y2="6.422cm" draw:start-shape="id1" draw:start-glue-point="3" draw:end-shape="id2" draw:end-glue-point="3" svg:d="M8858 2719h-1199v3703h1105" svg:viewBox="0 0 1200 3704">
          <text:p/>
        </draw:connector>
        <draw:connector draw:style-name="gr4" draw:text-style-name="P3" draw:layer="layout" draw:line-skew="0.293cm" svg:x1="16.205cm" svg:y1="6.855cm" svg:x2="15.802cm" svg:y2="12.208cm" draw:start-shape="id3" draw:start-glue-point="1" draw:end-shape="id4" draw:end-glue-point="1" svg:d="M16205 6855h794v5353h-1197" svg:viewBox="0 0 1198 5354">
          <text:p/>
        </draw:connector>
        <draw:connector draw:style-name="gr4" draw:text-style-name="P3" draw:layer="layout" draw:line-skew="-0.553cm" svg:x1="8.82cm" svg:y1="10.955cm" svg:x2="10.191cm" svg:y2="15.913cm" draw:start-shape="id5" draw:start-glue-point="3" draw:end-shape="id6" draw:end-glue-point="3" svg:d="M8820 10955h-1055v4958h2426" svg:viewBox="0 0 2427 4959">
          <text:p/>
        </draw:connector>
        <draw:custom-shape draw:style-name="gr5" draw:text-style-name="P3" draw:layer="controls" svg:width="1.653cm" svg:height="1.653cm" svg:x="5.49cm" svg:y="4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controls" svg:width="1.985cm" svg:height="1.985cm" svg:x="6.318cm" svg:y="2.97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controls" svg:width="1.985cm" svg:height="1.985cm" svg:x="16.867cm" svg:y="6.83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controls" svg:width="1.985cm" svg:height="1.985cm" svg:x="6.418cm" svg:y="11.268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01-01T15:24:08.501553538</meta:creation-date>
    <dc:date>2015-01-01T16:08:08.843589786</dc:date>
    <dc:creator>Eduardo Grosclaude</dc:creator>
    <meta:editing-duration>PT28M13S</meta:editing-duration>
    <meta:editing-cycles>8</meta:editing-cycles>
    <meta:generator>LibreOffice/4.3.4.1$Linux_x86 LibreOffice_project/bc356b2f991740509f321d70e4512a6a54c5f243</meta:generator>
    <meta:document-statistic meta:object-count="24"/>
  </office:meta>
</office:document-meta>
</file>